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monospace, Consolas, 'Courier N" svg:font-family="monospace, Consolas, 'Courier 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margin-bottom="0.0833in" fo:margin-left="1in" fo:text-indent="-1in">
        <style:tab-stops/>
      </style:paragraph-properties>
      <style:text-properties fo:font-size="14pt" style:font-size-asian="14pt" style:font-size-complex="14pt" style:rfc-language-tag="es-ES_tradnl" fo:language="es"/>
    </style:style>
    <style:style style:name="P32" style:parent-style-name="Standard" style:family="paragraph">
      <style:paragraph-properties fo:margin-bottom="0.0833in"/>
      <style:text-properties fo:font-size="14pt" style:font-size-asian="14pt" style:font-size-complex="14pt" style:rfc-language-tag="es-ES_tradnl" fo:language="es"/>
    </style:style>
    <style:style style:name="P33" style:parent-style-name="Standard" style:family="paragraph">
      <style:paragraph-properties fo:margin-bottom="0.0833in"/>
    </style:style>
    <style:style style:name="T34" style:parent-style-name="Fuentedepárrafopredeter." style:family="text">
      <style:text-properties style:font-name="monospace, Consolas, 'Courier N" fo:color="#000000" fo:font-size="7pt" style:font-size-asian="7pt" fo:background-color="#F7F7F7"/>
    </style:style>
    <style:style style:name="T35" style:parent-style-name="Fuentedepárrafopredeter." style:family="text">
      <style:text-properties style:font-name="monospace, Consolas, 'Courier N" fo:color="#116644" fo:font-size="7pt" style:font-size-asian="7pt" fo:background-color="#F7F7F7"/>
    </style:style>
    <style:style style:name="T36" style:parent-style-name="Fuentedepárrafopredeter." style:family="text">
      <style:text-properties style:font-name="monospace, Consolas, 'Courier N" fo:color="#000000" fo:font-size="7pt" style:font-size-asian="7pt" fo:background-color="#F7F7F7"/>
    </style:style>
    <style:style style:name="T37" style:parent-style-name="Fuentedepárrafopredeter." style:family="text">
      <style:text-properties style:font-name="monospace, Consolas, 'Courier N" fo:color="#116644" fo:font-size="7pt" style:font-size-asian="7pt" fo:background-color="#F7F7F7"/>
    </style:style>
    <style:style style:name="T38" style:parent-style-name="Fuentedepárrafopredeter." style:family="text">
      <style:text-properties style:font-name="monospace, Consolas, 'Courier N" fo:color="#000000" fo:font-size="7pt" style:font-size-asian="7pt" fo:background-color="#F7F7F7"/>
    </style:style>
    <style:style style:name="T39" style:parent-style-name="Fuentedepárrafopredeter." style:family="text">
      <style:text-properties style:font-name="monospace, Consolas, 'Courier N" fo:color="#116644" fo:font-size="7pt" style:font-size-asian="7pt" fo:background-color="#F7F7F7"/>
    </style:style>
    <style:style style:name="T40" style:parent-style-name="Fuentedepárrafopredeter." style:family="text">
      <style:text-properties style:font-name="monospace, Consolas, 'Courier N" fo:color="#000000" fo:font-size="7pt" style:font-size-asian="7pt" fo:background-color="#F7F7F7"/>
    </style:style>
    <style:style style:name="T41" style:parent-style-name="Fuentedepárrafopredeter." style:family="text">
      <style:text-properties style:font-name="monospace, Consolas, 'Courier N" fo:color="#116644" fo:font-size="7pt" style:font-size-asian="7pt" fo:background-color="#F7F7F7"/>
    </style:style>
    <style:style style:name="T42" style:parent-style-name="Fuentedepárrafopredeter." style:family="text">
      <style:text-properties style:font-name="monospace, Consolas, 'Courier N" fo:color="#000000" fo:font-size="7pt" style:font-size-asian="7pt" fo:background-color="#F7F7F7"/>
    </style:style>
    <style:style style:name="T43" style:parent-style-name="Fuentedepárrafopredeter." style:family="text">
      <style:text-properties style:font-name="monospace, Consolas, 'Courier N" fo:color="#116644" fo:font-size="7pt" style:font-size-asian="7pt" fo:background-color="#F7F7F7"/>
    </style:style>
    <style:style style:name="T44" style:parent-style-name="Fuentedepárrafopredeter." style:family="text">
      <style:text-properties style:font-name="monospace, Consolas, 'Courier N" fo:color="#000000" fo:font-size="7pt" style:font-size-asian="7pt" fo:background-color="#F7F7F7"/>
    </style:style>
    <style:style style:name="T45" style:parent-style-name="Fuentedepárrafopredeter." style:family="text">
      <style:text-properties style:font-name="monospace, Consolas, 'Courier N" fo:color="#116644" fo:font-size="7pt" style:font-size-asian="7pt" fo:background-color="#F7F7F7"/>
    </style:style>
    <style:style style:name="T46" style:parent-style-name="Fuentedepárrafopredeter." style:family="text">
      <style:text-properties style:font-name="monospace, Consolas, 'Courier N" fo:color="#000000" fo:font-size="7pt" style:font-size-asian="7pt" fo:background-color="#F7F7F7"/>
    </style:style>
    <style:style style:name="T47" style:parent-style-name="Fuentedepárrafopredeter." style:family="text">
      <style:text-properties style:font-name="monospace, Consolas, 'Courier N" fo:color="#A31515" fo:font-size="7pt" style:font-size-asian="7pt" fo:background-color="#F7F7F7"/>
    </style:style>
    <style:style style:name="T48" style:parent-style-name="Fuentedepárrafopredeter." style:family="text">
      <style:text-properties style:font-name="monospace, Consolas, 'Courier N" fo:color="#000000" fo:font-size="7pt" style:font-size-asian="7pt" fo:background-color="#F7F7F7"/>
    </style:style>
    <style:style style:name="T49" style:parent-style-name="Fuentedepárrafopredeter." style:family="text">
      <style:text-properties style:font-name="monospace, Consolas, 'Courier N" fo:color="#000000" fo:font-size="7pt" style:font-size-asian="7pt" fo:background-color="#F7F7F7"/>
    </style:style>
    <style:style style:name="T50" style:parent-style-name="Fuentedepárrafopredeter." style:family="text">
      <style:text-properties style:font-name="monospace, Consolas, 'Courier N" fo:color="#008000" fo:font-size="7pt" style:font-size-asian="7pt" fo:background-color="#F7F7F7"/>
    </style:style>
    <style:style style:name="P51" style:parent-style-name="Standard" style:family="paragraph">
      <style:paragraph-properties fo:margin-bottom="0.0833in"/>
    </style:style>
    <style:style style:name="T52" style:parent-style-name="Fuentedepárrafopredeter." style:family="text">
      <style:text-properties style:font-name="monospace, Consolas, 'Courier N" fo:color="#000000" fo:font-size="7pt" style:font-size-asian="7pt" fo:background-color="#F7F7F7"/>
    </style:style>
    <style:style style:name="P53" style:parent-style-name="Standard" style:family="paragraph">
      <style:paragraph-properties fo:margin-bottom="0.0833in"/>
    </style:style>
    <style:style style:name="T54" style:parent-style-name="Fuentedepárrafopredeter." style:family="text">
      <style:text-properties style:font-name="monospace, Consolas, 'Courier N" fo:color="#000000" fo:font-size="7pt" style:font-size-asian="7pt" fo:background-color="#F7F7F7"/>
    </style:style>
    <style:style style:name="P55" style:parent-style-name="Standard" style:family="paragraph">
      <style:paragraph-properties fo:margin-bottom="0.0833in"/>
    </style:style>
    <style:style style:name="T56" style:parent-style-name="Fuentedepárrafopredeter." style:family="text">
      <style:text-properties style:font-name="monospace, Consolas, 'Courier N" fo:color="#000000" fo:font-size="7pt" style:font-size-asian="7pt" fo:background-color="#F7F7F7"/>
    </style:style>
    <style:style style:name="T57" style:parent-style-name="Fuentedepárrafopredeter." style:family="text">
      <style:text-properties style:font-name="monospace, Consolas, 'Courier N" fo:color="#116644" fo:font-size="7pt" style:font-size-asian="7pt" fo:background-color="#F7F7F7"/>
    </style:style>
    <style:style style:name="T58" style:parent-style-name="Fuentedepárrafopredeter." style:family="text">
      <style:text-properties style:font-name="monospace, Consolas, 'Courier N" fo:color="#000000" fo:font-size="7pt" style:font-size-asian="7pt" fo:background-color="#F7F7F7"/>
    </style:style>
    <style:style style:name="P59" style:parent-style-name="Standard" style:family="paragraph">
      <style:paragraph-properties fo:margin-bottom="0.0833in"/>
    </style:style>
    <style:style style:name="T60" style:parent-style-name="Fuentedepárrafopredeter." style:family="text">
      <style:text-properties style:font-name="monospace, Consolas, 'Courier N" fo:color="#000000" fo:font-size="7pt" style:font-size-asian="7pt" fo:background-color="#F7F7F7"/>
    </style:style>
    <style:style style:name="T61" style:parent-style-name="Fuentedepárrafopredeter." style:family="text">
      <style:text-properties style:font-name="monospace, Consolas, 'Courier N" fo:color="#116644" fo:font-size="7pt" style:font-size-asian="7pt" fo:background-color="#F7F7F7"/>
    </style:style>
    <style:style style:name="T62" style:parent-style-name="Fuentedepárrafopredeter." style:family="text">
      <style:text-properties style:font-name="monospace, Consolas, 'Courier N" fo:color="#000000" fo:font-size="7pt" style:font-size-asian="7pt" fo:background-color="#F7F7F7"/>
    </style:style>
    <style:style style:name="T63" style:parent-style-name="Fuentedepárrafopredeter." style:family="text">
      <style:text-properties style:font-name="monospace, Consolas, 'Courier N" fo:color="#A31515" fo:font-size="7pt" style:font-size-asian="7pt" fo:background-color="#F7F7F7"/>
    </style:style>
    <style:style style:name="T64" style:parent-style-name="Fuentedepárrafopredeter." style:family="text">
      <style:text-properties style:font-name="monospace, Consolas, 'Courier N" fo:color="#000000" fo:font-size="7pt" style:font-size-asian="7pt" fo:background-color="#F7F7F7"/>
    </style:style>
    <style:style style:name="P65" style:parent-style-name="Standard" style:family="paragraph">
      <style:paragraph-properties fo:margin-bottom="0.0833in"/>
    </style:style>
    <style:style style:name="P66" style:parent-style-name="Standard" style:family="paragraph">
      <style:paragraph-properties fo:margin-bottom="0.0833in"/>
    </style:style>
    <style:style style:name="P67" style:parent-style-name="Standard" style:family="paragraph">
      <style:paragraph-properties fo:margin-bottom="0.0833in"/>
    </style:style>
    <style:style style:name="P68" style:parent-style-name="Título3" style:family="paragraph">
      <style:paragraph-properties fo:margin-top="0in" fo:margin-left="0.5in">
        <style:tab-stops/>
      </style:paragraph-properties>
      <style:text-properties style:font-name="Arial" fo:font-weight="normal" style:font-weight-asian="normal" style:font-weight-complex="normal" style:font-size-complex="12pt"/>
    </style:style>
  </office:automatic-styles>
  <office:body>
    <office:text text:use-soft-page-breaks="true">
      <text:p text:style-name="P1">Busca en Internet información sobre estas cuestiones:</text:p>
      <text:p text:style-name="P32"/>
      <text:list text:style-name="LFO6" text:continue-numbering="true">
        <text:list-item>
          <text:p text:style-name="P33">A tu disposición tienes un algoritmo de identificación de ropa que emplea un modelo Denso y otro modelo Convolucional. En el modelo Convolucional puedes añadir más capas entre la<text:s/>inicial (<text:span text:style-name="T34">tf.keras.layers.Conv2D(<text:s/></text:span><text:span text:style-name="T35">32</text:span><text:span text:style-name="T36">, (<text:s/></text:span><text:span text:style-name="T37">3</text:span><text:span text:style-name="T38">,<text:s/></text:span><text:span text:style-name="T39">3</text:span><text:span text:style-name="T40"><text:s/>), input_shape = (<text:s/></text:span><text:span text:style-name="T41">28</text:span><text:span text:style-name="T42">,<text:s/></text:span><text:span text:style-name="T43">28</text:span><text:span text:style-name="T44">,<text:s/></text:span><text:span text:style-name="T45">1</text:span><text:span text:style-name="T46"><text:s/>), activation =<text:s/></text:span><text:span text:style-name="T47">'relu'</text:span><text:span text:style-name="T48"><text:s/>),</text:span>) y antes del aplanamiento (<text:span text:style-name="T49">tf.keras.layers.Flatten(),<text:s/></text:span><text:span text:style-name="T50"># Aplanamiento</text:span>), cambiando aspectos de:</text:p>
          <text:list text:continue-numbering="true">
            <text:list-item>
              <text:p text:style-name="P51">En la capa<text:s/><text:span text:style-name="T52">tf.keras.layers.Conv2D()</text:span>. Cualquiera de los tres parámetros introducidos.</text:p>
            </text:list-item>
            <text:list-item>
              <text:p text:style-name="P53">En la capa<text:s/><text:span text:style-name="T54">tf.keras.layers.MaxPooling2D(),</text:span>. Sólo aquí sería el tamaño de la matriz.</text:p>
            </text:list-item>
            <text:list-item>
              <text:p text:style-name="P55">En la capa<text:s/><text:span text:style-name="T56">tf.keras.layers.Dropout(<text:s/></text:span><text:span text:style-name="T57">0.25</text:span><text:span text:style-name="T58"><text:s/>).<text:s/></text:span>Sería aquí un valor decimal entre 0 y 1, indicando la fracción de datos de entrada que se borrarán.</text:p>
            </text:list-item>
            <text:list-item>
              <text:p text:style-name="P59">En la capa penúltima (<text:span text:style-name="T60">tf.keras.layers.Dense(<text:s/></text:span><text:span text:style-name="T61">50</text:span><text:span text:style-name="T62">, activation =<text:s/></text:span><text:span text:style-name="T63">'relu'</text:span><text:span text:style-name="T64"><text:s/>),</text:span>), puedes modificar el valor 50 por otro.</text:p>
            </text:list-item>
          </text:list>
        </text:list-item>
        <text:list-item>
          <text:p text:style-name="P65">Compila el modelo Convolucional resultante.</text:p>
        </text:list-item>
        <text:list-item>
          <text:p text:style-name="P66">Puedes cambiar también el valor de la variable TAMANO_LOTE y también la variable ACIERTO.</text:p>
        </text:list-item>
        <text:list-item>
          <text:p text:style-name="P67">¿Qué tal te han salido tus intentos? Muestra un par de configuraciones distintas con sus predicciones.</text:p>
        </text:list-item>
      </text:list>
      <text:h text:style-name="P68" text:outline-level="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monospace, Consolas, 'Courier N" svg:font-family="monospace, Consolas, 'Courier 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DejaVu Sans" style:font-name-complex="DejaVu San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/>
      <style:text-properties style:font-name="Arial" style:font-name-asian="Arial" style:font-name-complex="Arial" style:font-size-complex="12pt" fo:language="gl" fo:country="ES" style:language-asian="gl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 fo:language="gl" fo:country="ES" style:language-asian="gl" style:country-asian="ES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fo:language="gl" fo:country="ES" style:language-asian="gl" style:country-asian="ES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asian="Times New Roman" style:font-name-complex="Times New Roman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asian="Times New Roman" style:font-name-complex="Aria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-asian="Times New Roman" style:font-name-complex="Times New Roman"/>
    </style: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-asian="Times New Roman" style:font-name-complex="Arial"/>
    </style: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0986in"/>
      </style:footer-style>
    </style:page-layout>
    <style:style style:name="TableColumn3" style:family="table-column">
      <style:table-column-properties style:column-width="0.5722in" style:use-optimal-column-width="false"/>
    </style:style>
    <style:style style:name="TableColumn4" style:family="table-column">
      <style:table-column-properties style:column-width="1.9861in" style:use-optimal-column-width="false"/>
    </style:style>
    <style:style style:name="TableColumn5" style:family="table-column">
      <style:table-column-properties style:column-width="0.5909in" style:use-optimal-column-width="false"/>
    </style:style>
    <style:style style:name="TableColumn6" style:family="table-column">
      <style:table-column-properties style:column-width="1.1805in" style:use-optimal-column-width="false"/>
    </style:style>
    <style:style style:name="TableColumn7" style:family="table-column">
      <style:table-column-properties style:column-width="1.4756in" style:use-optimal-column-width="false"/>
    </style:style>
    <style:style style:name="TableColumn8" style:family="table-column">
      <style:table-column-properties style:column-width="1.184in" style:use-optimal-column-width="false"/>
    </style:style>
    <style:style style:name="Table2" style:family="table">
      <style:table-properties style:width="6.9895in" fo:margin-left="-0.0236in" table:align="left"/>
    </style:style>
    <style:style style:name="TableRow9" style:family="table-row">
      <style:table-row-properties style:min-row-height="0.3902in" style:use-optimal-row-height="false"/>
    </style:style>
    <style:style style:name="TableCell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" style:parent-style-name="Encabezado" style:family="paragraph">
      <style:paragraph-properties fo:text-align="end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TableContents" style:family="paragraph">
      <style:text-properties fo:font-size="7pt" style:font-size-asian="7pt" style:font-size-complex="9pt" style:rfc-language-tag="es-ES_tradnl" fo:language="es"/>
    </style:style>
    <style:style style:name="P14" style:parent-style-name="TableContents" style:family="paragraph">
      <style:paragraph-properties fo:text-align="start"/>
    </style:style>
    <style:style style:name="P15" style:parent-style-name="Standard" style:family="paragraph">
      <style:paragraph-properties fo:text-align="start"/>
      <style:text-properties fo:font-size="7pt" style:font-size-asian="7pt" style:font-size-complex="9pt"/>
    </style:style>
    <style:style style:name="P16" style:parent-style-name="Standard" style:family="paragraph">
      <style:paragraph-properties fo:text-align="start"/>
      <style:text-properties fo:font-size="7pt" style:font-size-asian="7pt" style:font-size-complex="9pt"/>
    </style:style>
    <style:style style:name="TableCell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8" style:parent-style-name="Fuentedepárrafopredeter." style:family="text">
      <style:text-properties fo:font-size="6pt" style:font-size-asian="6pt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" style:parent-style-name="TableContents" style:family="paragraph">
      <style:paragraph-properties style:snap-to-layout-grid="false"/>
      <style:text-properties fo:font-weight="bold" style:font-weight-asian="bold" style:font-weight-complex="bold" fo:font-size="7pt" style:font-size-asian="7pt" style:font-size-complex="7pt"/>
    </style:style>
    <style:style style:name="P21" style:parent-style-name="TableContents" style:family="paragraph">
      <style:text-properties fo:font-size="7pt" style:font-size-asian="7pt" style:font-size-complex="7pt"/>
    </style:style>
    <style:style style:name="P22" style:parent-style-name="TableContents" style:family="paragraph">
      <style:text-properties fo:font-size="7pt" style:font-size-asian="7pt" style:font-size-complex="7pt"/>
    </style:style>
    <style:style style:name="P23" style:parent-style-name="TableContents" style:family="paragraph">
      <style:text-properties fo:font-size="7pt" style:font-size-asian="7pt" style:font-size-complex="7pt"/>
    </style:style>
    <style:style style:name="P24" style:parent-style-name="TableContents" style:family="paragraph">
      <style:text-properties fo:font-size="7pt" style:font-size-asian="7pt" style:font-size-complex="7pt"/>
    </style:style>
    <style:style style:name="TableCell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ableCell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7" style:parent-style-name="Fuentedepárrafopredeter." style:family="text">
      <style:text-properties fo:language="es" fo:country="ES" style:language-asian="es" style:country-asian="ES"/>
    </style:style>
    <style:style style:name="P28" style:parent-style-name="Piedepágina" style:family="paragraph">
      <style:paragraph-properties fo:text-align="end"/>
    </style:style>
    <style:style style:name="T29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name="T30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name="T31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71102in, 0.11378in, 0.62834in, 0.20827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draw:frame draw:style-name="a0" draw:name="Imagen 7" text:anchor-type="as-char" svg:x="0in" svg:y="0in" svg:width="0.44173in" svg:height="0.58071in" style:rel-width="scale" style:rel-height="scale"><draw:image xlink:href="media/image1.png" xlink:type="simple" xlink:show="embed" xlink:actuate="onLoad"/><svg:title/><svg:desc>Marca Galicia - Xunta de Galicia</svg:desc></draw:frame></text:p>
            </table:table-cell>
            <table:table-cell table:style-name="TableCell12">
              <text:p text:style-name="P13"/>
              <text:p text:style-name="P14"><draw:frame draw:style-name="a1" draw:name="Imagen 9" text:anchor-type="as-char" svg:x="0in" svg:y="0in" svg:width="1.26024in" svg:height="0.17992in" style:rel-width="scale" style:rel-height="scale"><draw:image xlink:href="media/image2.png" xlink:type="simple" xlink:show="embed" xlink:actuate="onLoad"/><svg:title/><svg:desc/></draw:frame></text:p>
              <text:p text:style-name="P15"/>
              <text:p text:style-name="P16">CONSELLERÍA DE CULTURA, EDUCACIÓN E UNIVERSIDADE</text:p>
            </table:table-cell>
            <table:table-cell table:style-name="TableCell17">
              <text:p text:style-name="TableContents"><text:span text:style-name="T18"><draw:frame draw:z-index="251659264" draw:style-name="a2" draw:name="Imagen 3" text:anchor-type="paragraph" svg:x="-0.1063in" svg:y="0.08976in" svg:width="0.4689in" svg:height="0.52559in" style:rel-width="scale" style:rel-height="scale"><draw:image xlink:href="media/image3.png" xlink:type="simple" xlink:show="embed" xlink:actuate="onLoad"/><svg:title/><svg:desc/></draw:frame></text:span></text:p>
            </table:table-cell>
            <table:table-cell table:style-name="TableCell19">
              <text:p text:style-name="P20">IES de Teis</text:p>
              <text:p text:style-name="P21">Avda. de Galicia, 101</text:p>
              <text:p text:style-name="P22">36216 – Vigo</text:p>
              <text:p text:style-name="P23">886 12 04 64</text:p>
              <text:p text:style-name="P24">ies.teis@edu.xunta.es</text:p>
            </table:table-cell>
            <table:table-cell table:style-name="TableCell25">
              <text:p text:style-name="TableContents"><draw:frame draw:style-name="a3" draw:name="Imagen 4" text:anchor-type="as-char" svg:x="0in" svg:y="0in" svg:width="1.4689in" svg:height="0.46811in" style:rel-width="scale" style:rel-height="scale"><draw:image xlink:href="media/image4.png" xlink:type="simple" xlink:show="embed" xlink:actuate="onLoad"/><svg:title/><svg:desc/></draw:frame></text:p>
            </table:table-cell>
            <table:table-cell table:style-name="TableCell26">
              <text:p text:style-name="TableContents"><text:span text:style-name="T27"><text:s text:c="10"/></text:span><draw:frame draw:style-name="a4" draw:name="Imagen 1" text:anchor-type="as-char" svg:x="0in" svg:y="0in" svg:width="0.73622in" svg:height="0.59528in" style:rel-width="scale" style:rel-height="scale"><draw:image xlink:href="media/image5.png" xlink:type="simple" xlink:show="embed" xlink:actuate="onLoad"/><svg:title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P28"><text:span text:style-name="T29"><text:file-name text:fixed="false" text:display="name-and-extension">Tarea 6. Ejemplo de algoritmo Convolucional.odt</text:file-name></text:span><text:span text:style-name="T30">, pág.<text:s/></text:span><text:span text:style-name="T31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rector</meta:initial-creator>
    <dc:creator>Andre Manuel Santamaria</dc:creator>
    <meta:creation-date>2021-11-03T13:31:00Z</meta:creation-date>
    <dc:date>2024-06-11T23:23:00Z</dc:date>
    <meta:print-date>2021-11-03T13:31:00Z</meta:print-date>
    <meta:template xlink:href="Normal.dotm" xlink:type="simple"/>
    <meta:editing-cycles>35</meta:editing-cycles>
    <meta:editing-duration>PT16620S</meta:editing-duration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67" meta:character-count="1089" meta:row-count="7" meta:non-whitespace-character-count="924"/>
  </office:meta>
</office:document-meta>
</file>